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61.883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11">
      <style:table-cell-properties fo:border-bottom="2.01pt solid #000000" fo:border-left="2.01pt solid #000000" fo:border-right="none" fo:border-top="2.01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11">
      <style:table-cell-properties fo:border-bottom="2.01pt solid #000000" fo:border-left="none" fo:border-right="none" fo:border-top="2.01pt solid #000000"/>
    </style:style>
    <style:style style:name="ce10" style:family="table-cell" style:parent-style-name="Default" style:data-style-name="N111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5" office:value-type="string" calcext:value-type="string">
            <text:p>Top 1</text:p>
          </table:table-cell>
          <table:table-cell table:style-name="ce5" office:value-type="string" calcext:value-type="string">
            <text:p>Top 5</text:p>
          </table:table-cell>
          <table:table-cell table:style-name="ce5" office:value-type="string" calcext:value-type="string">
            <text:p>Top 10</text:p>
          </table:table-cell>
          <table:table-cell table:style-name="ce5" office:value-type="string" calcext:value-type="string">
            <text:p>Synonymes</text:p>
          </table:table-cell>
          <table:table-cell/>
        </table:table-row>
        <table:table-row table:style-name="ro2">
          <table:table-cell table:style-name="ce2" office:value-type="string" calcext:value-type="string">
            <text:p>sein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breast', 0.9308164898651938), (u'ovarian', 0.7868891882227794), (u'overdetected', 0.7688573792696268), (u'registry', 0.7657557015565253), (u'prostate', 0.7539383837067626), (u'deadly', 0.7371664925653434), (u'endometrial', 0.7167194276047109), (u'early', 0.7160016520632745), (u'center', 0.7098365071938534), (u'risk', 0.7041033231367728)]</text:p>
          </table:table-cell>
        </table:table-row>
        <table:table-row table:style-name="ro2">
          <table:table-cell table:style-name="ce2" office:value-type="string" calcext:value-type="string">
            <text:p>tumeur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tumor', 0.5785574594047355), (u'large', 0.5490292717081044), (u'tumour', 0.5485752611380453), (u'much', 0.5458929124015226), (u'also', 0.5385357949122428), (u'however', 0.5312610678438389), (u'primary', 0.5255439541568884), (u'patient', 0.5255230252973851), (u'two', 0.524809467538667), (u'one', 0.5244998582458955)]</text:p>
          </table:table-cell>
        </table:table-row>
        <table:table-row table:style-name="ro2">
          <table:table-cell table:style-name="ce2" office:value-type="string" calcext:value-type="string">
            <text:p>tamoxife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449758922050076), (u'treatment', 0.5309234190033004), (u'therapy', 0.5070435052521763), (u'however', 0.48663020193570977), (u'patient', 0.48323580456791004), (u'study', 0.4787244364317874), (u'radiotherapy', 0.4736466276859339), (u'much', 0.46807179370787955), (u'although', 0.46358259206104957), (u'group', 0.4631731011597108)]</text:p>
          </table:table-cell>
        </table:table-row>
        <table:table-row table:style-name="ro2">
          <table:table-cell table:style-name="ce2" office:value-type="string" calcext:value-type="string">
            <text:p>chimiotherapi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chemotherapy', 0.6780434462644686), (u'radiotherapy', 0.6158263132470858), (u'systemic', 0.6096560439049049), (u'treatment', 0.5621768820843716), (u'therapy', 0.5602486910902102), (u'adjuvant', 0.5458950327494785), (u'endocrine', 0.5403368022421648), (u'receive', 0.5203490032053016), (u'surgery', 0.513910472632383), (u'benefit', 0.510156946256695)]</text:p>
          </table:table-cell>
        </table:table-row>
        <table:table-row table:style-name="ro2">
          <table:table-cell table:style-name="ce2" office:value-type="string" calcext:value-type="string">
            <text:p>curag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dissection', 0.6313623177995813), (u'scf', 0.523071470440888), (u'nonvisualization', 0.4537667768852613), (u'surgery', 0.3897429178530426), (u'nodal', 0.3501284428607319), (u'absent', 0.3428024706975574), (u'node', 0.31595035451054687), (u'mapping', 0.31553799653248404), (u'lsg', 0.29305782179583867), (u'mastectomy', 0.2905075318224258)]</text:p>
          </table:table-cell>
        </table:table-row>
        <table:table-row table:style-name="ro2">
          <table:table-cell table:style-name="ce2" office:value-type="string" calcext:value-type="string">
            <text:p>trastuzumab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adjuvant', 0.5221241878495865), (u'regimen', 0.49339723087682325), (u'chemotherapy', 0.4898776477168105), (u'treatment', 0.4692648610321444), (u'neoadjuvant', 0.461592667278381), (u'radiotherapy', 0.4539209488135711), (u'combination', 0.45157154954509376), (u'completion', 0.4474112623350852), (u'benefit', 0.447227697000158), (u'endocrine', 0.4454357991771123)]</text:p>
          </table:table-cell>
        </table:table-row>
        <table:table-row table:style-name="ro2">
          <table:table-cell table:style-name="ce2" office:value-type="string" calcext:value-type="string">
            <text:p>radiotherapi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radiotherapy', 0.6293170072865453), (u'adjuvant', 0.5960450053016745), (u'neoadjuvant', 0.5789149295456526), (u'chemotherapy', 0.5725152913735096), (u'prior', 0.5616927641832957), (u'surgery', 0.5540474208431149), (u'treatment', 0.5428096143907045), (u'mastectomy', 0.5270881598985326), (u'therapy', 0.5153785274144812), (u'regimen', 0.5143631649375622)]</text:p>
          </table:table-cell>
        </table:table-row>
        <table:table-row table:style-name="ro2">
          <table:table-cell table:style-name="ce2" office:value-type="string" calcext:value-type="string">
            <text:p>depistag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early', 0.6739557583079351), (u'risk', 0.6496283716329302), (u'breast', 0.6483441097161275), (u'ovarian', 0.6328856895506192), (u'diagnosis', 0.6151594225989557), (u'advance', 0.6138635986916865), (u'incidence', 0.6108221700182385), (u'indian', 0.6089962417908721), (u'patient', 0.6017439347321305), (u'diagnose', 0.6012425809116699)]</text:p>
          </table:table-cell>
        </table:table-row>
        <table:table-row table:style-name="ro2">
          <table:table-cell table:style-name="ce2" office:value-type="string" calcext:value-type="string">
            <text:p>gangl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(u'biopsy', 0.36701725868406093), (u'dissection', 0.33251622497881067), (u'minimally', 0.3056222039073514), (u'snb', 0.29069158154980546), (u'surgery', 0.28895985055182183), (u'node', 0.2804119441698119), (u'haematoma', 0.2642143127257995), (u'seroma', 0.23991463396850496), (u'lymph', 0.23577360243983678), (u'however', 0.23066938083233227)]</text:p>
          </table:table-cell>
        </table:table-row>
        <table:table-row table:style-name="ro2">
          <table:table-cell table:style-name="ce2" office:value-type="string" calcext:value-type="string">
            <text:p>chirurgi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surgery', 0.6018653752929193), (u'patient', 0.5602131714390537), (u'radiotherapy', 0.5500176312166886), (u'treatment', 0.5250445737272159), (u'adjuvant', 0.5213264888306314), (u'mastectomy', 0.5141437438827128), (u'prior', 0.5124150623604673), (u'chemotherapy', 0.5033625604315691), (u'therapy', 0.49302635559317654), (u'however', 0.4913172372504044)]</text:p>
          </table:table-cell>
        </table:table-row>
        <table:table-row table:style-name="ro2">
          <table:table-cell table:style-name="ce2" office:value-type="string" calcext:value-type="string">
            <text:p>recepteur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receptor', 0.626439971797311), (u'steroid', 0.5560083529605444), (u'estrogen', 0.5114014611719637), (u'hormone', 0.4392813274602543), (u'pr', 0.4355804678069276), (u'luteinising', 0.432630510506354), (u'replacement', 0.4141598502182207), (u'pgr', 0.41163789731240674), (u'also', 0.3965900807727483), (u'neu', 0.39467752903031755)]</text:p>
          </table:table-cell>
        </table:table-row>
        <table:table-row table:style-name="ro2">
          <table:table-cell table:style-name="ce2" office:value-type="string" calcext:value-type="string">
            <text:p>oestrogen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estrogen', 0.5852032322664494), (u'progesterone', 0.47616074328559743), (u'adrenergic', 0.46434025033301424), (u'oestrogen', 0.45528387755645644), (u'steroid', 0.4392753940988311), (u'vpac', 0.43240201369194164), (u'hormone', 0.42755323910933896), (u'receptor', 0.42327571094960176), (u'etb', 0.4121998487145694), (u'bind', 0.4088770226333076)]</text:p>
          </table:table-cell>
        </table:table-row>
        <table:table-row table:style-name="ro2">
          <table:table-cell table:style-name="ce2" office:value-type="string" calcext:value-type="string">
            <text:p>gen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gene', 0.5632056558706287), (u'mutation', 0.5516503858652785), (u'also', 0.528363135748976), (u'know', 0.5084401147917558), (u'however', 0.5001732768972874), (u'may', 0.4995578903985658), (u'lead', 0.49101868947549887), (u'increase', 0.4859245527087966), (u'although', 0.48575282152299337), (u'expression', 0.48412562462998715)]</text:p>
          </table:table-cell>
        </table:table-row>
        <table:table-row table:style-name="ro2">
          <table:table-cell table:style-name="ce2" office:value-type="string" calcext:value-type="string">
            <text:p>mastectomi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mastectomy', 0.4937717868333437), (u'surgery', 0.49231124052734176), (u'patient', 0.46054637028627865), (u'one', 0.45872017674440785), (u'much', 0.4583141155487451), (u'undergo', 0.4468318980381736), (u'treatment', 0.4461285348910184), (u'disease', 0.44519646596486806), (u'however', 0.4408277843334759), (u'include', 0.4388160412362746)]</text:p>
          </table:table-cell>
        </table:table-row>
        <table:table-row table:style-name="ro2">
          <table:table-cell table:style-name="ce2" office:value-type="string" calcext:value-type="string">
            <text:p>mammographi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mammography', 0.4982857377917223), (u'study', 0.3779288312453821), (u'much', 0.36890948978820276), (u'among', 0.3559268930016939), (u'may', 0.35284117353561173), (u'mammogram', 0.3501307950233024), (u'however', 0.3497264431773666), (u'also', 0.3460613537982959), (u'patient', 0.3453877259623088), (u'will', 0.3400118207721515)]</text:p>
          </table:table-cell>
        </table:table-row>
        <table:table-row table:style-name="ro2">
          <table:table-cell table:style-name="ce2" office:value-type="string" calcext:value-type="string">
            <text:p>inhibiteur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systemic', 0.36284856400901133), (u'chemotherapy', 0.3561066515189727), (u'side', 0.34777229153178013), (u'option', 0.34497676513860087), (u'treatment', 0.3401718574232071), (u'combination', 0.3364106842276734), (u'adjuvant', 0.3360851579396646), (u'anastrozole', 0.324253047723283), (u'endocrine', 0.31922880842561174), (u'effect', 0.31819998334338107)]</text:p>
          </table:table-cell>
        </table:table-row>
        <table:table-row table:style-name="ro2">
          <table:table-cell table:style-name="ce2" office:value-type="string" calcext:value-type="string">
            <text:p>diagnostic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diagnosis', 0.7351422691286889), (u'early', 0.7022152269309031), (u'risk', 0.6707144366249919), (u'advance', 0.6647233393413695), (u'patient', 0.6577540127607504), (u'development', 0.6416091088889387), (u'breast', 0.6409053956693097), (u'diagnose', 0.6401945157945663), (u'ovarian', 0.6396773708962481), (u'stage', 0.639490150570007)]</text:p>
          </table:table-cell>
        </table:table-row>
        <table:table-row table:style-name="ro2">
          <table:table-cell table:style-name="ce2" office:value-type="string" calcext:value-type="string">
            <text:p>adjuvant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adjuvant', 0.8121656097773233), (u'neoadjuvant', 0.7282906953533287), (u'endocrine', 0.6804572448987892), (u'regimen', 0.6116599596733688), (u'prior', 0.5987379124625674), (u'completion', 0.5900190182447308), (u'radiotherapy', 0.5783132687859003), (u'chemotherapy', 0.5733216463993839), (u'receive', 0.5666631743191334), (u'crf', 0.5631706787749667)]</text:p>
          </table:table-cell>
        </table:table-row>
        <table:table-row table:style-name="ro2">
          <table:table-cell table:style-name="ce2" office:value-type="string" calcext:value-type="string">
            <text:p>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overall', 0.6144997932609625), (u'distant', 0.5842130672520993), (u'rate', 0.550099378866602), (u'time', 0.49847349080057696), (u'patient', 0.4854814585202343), (u'survival', 0.48097976282208255), (u'disease', 0.47573974264107616), (u'find', 0.4715589935057879), (u'recurrence', 0.4689497501551884), (u'much', 0.4687945991295637)]</text:p>
          </table:table-cell>
        </table:table-row>
        <table:table-row table:style-name="ro2">
          <table:table-cell table:style-name="ce2" office:value-type="string" calcext:value-type="string">
            <text:p>anthracycli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6688051264185622), (u'adjuvant', 0.5964441532969564), (u'regimen', 0.5504385037279773), (u'endocrine', 0.5358179614665675), (u'completion', 0.5325655500901741), (u'radiotherapy', 0.5267678452276038), (u'chemotherapy', 0.5092454898375611), (u'receive', 0.5031494578517718), (u'systemic', 0.4878772518445022), (u'taxane', 0.475409383957374)]</text:p>
          </table:table-cell>
        </table:table-row>
        <table:table-row table:style-name="ro2">
          <table:table-cell table:style-name="ce2" office:value-type="string" calcext:value-type="string">
            <text:p>paclitaxe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iv', 0.5431658918699647), (u'kg', 0.5181522673721419), (u'week', 0.5124009900610325), (u'methotrexate', 0.5092642337727671), (u'day', 0.5031114045813402), (u'mg', 0.48915864134503195), (u'gentamycin', 0.4860794419040889), (u'consolidated', 0.44807335314780333), (u'furosemide', 0.42947810018930943), (u'alternate', 0.38593061836645254)]</text:p>
          </table:table-cell>
        </table:table-row>
        <table:table-row table:style-name="ro2">
          <table:table-cell table:style-name="ce2" office:value-type="string" calcext:value-type="string">
            <text:p>irradiat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cancer', 0.5871354529583839), (u'conservation', 0.5694160526915776), (u'patient', 0.539841646678124), (u'surgery', 0.5247505266080248), (u'contralateral', 0.49347773633574793), (u'reduction', 0.4932218598967731), (u'risk', 0.4926398238893059), (u'advance', 0.4906120546408402), (u'treatment', 0.4892392286273715), (u'conserve', 0.4874810851770546)]</text:p>
          </table:table-cell>
        </table:table-row>
        <table:table-row table:style-name="ro2">
          <table:table-cell table:style-name="ce2" office:value-type="string" calcext:value-type="string">
            <text:p>lesio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so', 0.45636632140399), (u'however', 0.4563359452887842), (u'much', 0.4547030750691771), (u'one', 0.45342816174063916), (u'study', 0.450764837437395), (u'although', 0.44791847990092887), (u'report', 0.4379448197987687), (u'tumour', 0.4364994556224536), (u'find', 0.43595815312846015), (u'result', 0.43395523089850485)]</text:p>
          </table:table-cell>
        </table:table-row>
        <table:table-row table:style-name="ro2">
          <table:table-cell table:style-name="ce2" office:value-type="string" calcext:value-type="string">
            <text:p>micrometasta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tumor', 0.4213102263122869), (u'tumour', 0.39091011156768507), (u'also', 0.37329617834018314), (u'much', 0.36510695672861404), (u'addition', 0.3578138999746131), (u'number', 0.35681428022202294), (u'sample', 0.3533257445274963), (u'different', 0.3515363760312688), (u'however', 0.3498979983581806), (u'control', 0.3463364946141946)]</text:p>
          </table:table-cell>
        </table:table-row>
        <table:table-row table:style-name="ro2"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week', 0.5489291161623915), (u'administer', 0.46921561407326406), (u'day', 0.44214482183074116), (u'docetaxel', 0.4416919758115336), (u'methotrexate', 0.4217910598468446), (u'follow', 0.4169638700669543), (u'neoadjuvant', 0.4061217000977029), (u'completion', 0.4018426456936077), (u'prior', 0.4007371465236898), (u'chemotherapy', 0.4006912209855293)]</text:p>
          </table:table-cell>
        </table:table-row>
        <table:table-row table:style-name="ro2">
          <table:table-cell table:style-name="ce2" office:value-type="string" calcext:value-type="string">
            <text:p>pronosti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early', 0.6404914286122214), (u'risk', 0.6335787888248722), (u'breast', 0.6307126833993483), (u'patient', 0.6241736828634873), (u'advance', 0.6220826707618803), (u'development', 0.60520555749972), (u'diagnosis', 0.6047355194032473), (u'stage', 0.5941079132029331), (u'metastatic', 0.5929594179136045), (u'may', 0.5778152359817302)]</text:p>
          </table:table-cell>
        </table:table-row>
        <table:table-row table:style-name="ro2">
          <table:table-cell table:style-name="ce2" office:value-type="string" calcext:value-type="string">
            <text:p>injection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radiocolloid', 0.37839049419795034), (u'radiotracer', 0.32490399550557175), (u'contrast', 0.31336797461170773), (u'two', 0.31254791392336795), (u'however', 0.31218251873172786), (u'will', 0.30937765237762316), (u'also', 0.3063169043451967), (u'one', 0.30572290014981174), (u'much', 0.3052901980905024), (u'intravenous', 0.3041154630384007)]</text:p>
          </table:table-cell>
        </table:table-row>
        <table:table-row table:style-name="ro2">
          <table:table-cell table:style-name="ce2" office:value-type="string" calcext:value-type="string">
            <text:p>irm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patient', 0.4679656928803774), (u'early', 0.4624271558752296), (u'risk', 0.45271995239733925), (u'may', 0.45226573261717423), (u'study', 0.45090611847910433), (u'mammography', 0.4477450630935684), (u'report', 0.44353854634934875), (u'however', 0.4413423486535009), (u'much', 0.4381083785638003), (u'diagnosis', 0.43165305497161044)]</text:p>
          </table:table-cell>
        </table:table-row>
        <table:table-row table:style-name="ro2">
          <table:table-cell table:style-name="ce2" office:value-type="string" calcext:value-type="string">
            <text:p>toxicit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toxicity', 0.38452161289462977), (u'great', 0.3635989731698549), (u'significantly', 0.35880712204441584), (u'however', 0.3567689494109171), (u'result', 0.3550628230799534), (u'also', 0.35097511952162724), (u'high', 0.34834353144450836), (u'level', 0.3463101781133233), (u'might', 0.34378381822064896), (u'although', 0.3420782219292463)]</text:p>
          </table:table-cell>
        </table:table-row>
        <table:table-row table:style-name="ro2">
          <table:table-cell table:style-name="ce2" office:value-type="string" calcext:value-type="string">
            <text:p>exeres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resection', 0.47059270341251314), (u'specimen', 0.39200756196025965), (u'excision', 0.3733363104114289), (u'close', 0.37328091526448426), (u'margin', 0.34837814901368724), (u'also', 0.3464482681028844), (u'much', 0.344853441049567), (u'primary', 0.3448339075861404), (u'large', 0.34117394485529146), (u'tumor', 0.3379183537712236)]</text:p>
          </table:table-cell>
        </table:table-row>
        <table:table-row table:style-name="ro2">
          <table:table-cell table:style-name="ce2" office:value-type="string" calcext:value-type="string">
            <text:p>protei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lso', 0.4385353367397929), (u'protein', 0.4286863066097863), (u'expression', 0.4169646246501626), (u'gene', 0.40033431871725433), (u'addition', 0.39919862730817895), (u'thus', 0.39480352191035173), (u'indicate', 0.39317916536335984), (u'suggest', 0.39107695226233363), (u'different', 0.3908914557356515), (u'result', 0.38928737529361335)]</text:p>
          </table:table-cell>
        </table:table-row>
        <table:table-row table:style-name="ro2">
          <table:table-cell table:style-name="ce2" office:value-type="string" calcext:value-type="string">
            <text:p>lymphoedem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cancer', 0.4163439047491647), (u'positively', 0.4043206058285128), (u'risk', 0.3767979657292297), (u'reduction', 0.3691465520449507), (u'conservation', 0.35616961133733716), (u'associate', 0.3546529090256358), (u'increase', 0.35313230836495624), (u'significantly', 0.35032375070340926), (u'decrease', 0.3487324161405674), (u'charity', 0.3385793922396972)]</text:p>
          </table:table-cell>
        </table:table-row>
        <table:table-row table:style-name="ro2">
          <table:table-cell table:style-name="ce2" office:value-type="string" calcext:value-type="string">
            <text:p>aromatas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aromatase', 0.7334548742769045), (u'mek', 0.690570542257609), (u'inhibitor', 0.49377047621623454), (u'mtor', 0.47178765031963454), (u'elacridar', 0.46598479154666955), (u'tolerability', 0.46196193636713134), (u'cocktail', 0.4524944422901643), (u'protease', 0.42935624196044575), (u'wortmannin', 0.41502620457158734), (u'fulvestrant', 0.3977841192802149)]</text:p>
          </table:table-cell>
        </table:table-row>
        <table:table-row table:style-name="ro2">
          <table:table-cell table:style-name="ce2" office:value-type="string" calcext:value-type="string">
            <text:p>anastrozol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anastrozole', 0.3833267081773589), (u'trial', 0.37295950138656003), (u'chemotherapy', 0.3648140356437006), (u'give', 0.34803454684318486), (u'letrozole', 0.34702213654592523), (u'tamoxifen', 0.3447409625186869), (u'outcome', 0.3443186731824383), (u'receive', 0.3376978892136061), (u'aromatase', 0.33638601487918607), (u'characteristic', 0.3353045168777017)]</text:p>
          </table:table-cell>
        </table:table-row>
        <table:table-row table:style-name="ro2">
          <table:table-cell table:style-name="ce2" office:value-type="string" calcext:value-type="string">
            <text:p>taxa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4567035757103056), (u'adjuvant', 0.4512781066484572), (u'regimen', 0.39176319908363777), (u'completion', 0.3909588740350335), (u'endocrine', 0.3687031577675591), (u'prior', 0.3489210541470249), (u'combination', 0.34759756534466607), (u'chemotherapy', 0.3387025568765953), (u'efficacy', 0.3349319913762725), (u'disease', 0.33209576910770544)]</text:p>
          </table:table-cell>
        </table:table-row>
        <table:table-row table:style-name="ro2">
          <table:table-cell table:style-name="ce2" office:value-type="string" calcext:value-type="string">
            <text:p>docetaxe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week', 0.5489291161623915), (u'administer', 0.46921561407326406), (u'day', 0.44214482183074116), (u'docetaxel', 0.4416919758115336), (u'methotrexate', 0.4217910598468446), (u'follow', 0.4169638700669543), (u'neoadjuvant', 0.4061217000977029), (u'completion', 0.4018426456936077), (u'prior', 0.4007371465236898), (u'chemotherapy', 0.4006912209855293)]</text:p>
          </table:table-cell>
        </table:table-row>
        <table:table-row table:style-name="ro2">
          <table:table-cell table:style-name="ce2" office:value-type="string" calcext:value-type="string">
            <text:p>letrozo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alone', 0.47846540576037183), (u'efficacy', 0.4127843486918371), (u'anastrozole', 0.3774485752122515), (u'ie', 0.37704792741888665), (u'tamoxifen', 0.3728216313924733), (u'versus', 0.36045721604502745), (u'atac', 0.34839535551061), (u'exemestane', 0.346914626244577), (u'arimidex', 0.3431951726744379), (u'totalb', 0.3389843606773929)]</text:p>
          </table:table-cell>
        </table:table-row>
        <table:table-row table:style-name="ro2">
          <table:table-cell table:style-name="ce2" office:value-type="string" calcext:value-type="string">
            <text:p>grosses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breast', 0.6535545414755274), (u'risk', 0.6382532333410247), (u'ovarian', 0.6182296039154692), (u'development', 0.6173737527249745), (u'associate', 0.6156699447194488), (u'early', 0.6106506760018431), (u'diagnosis', 0.608633812643307), (u'woman', 0.6069359217796977), (u'increase', 0.6028051860430441), (u'daughter', 0.5962120817303296)]</text:p>
          </table:table-cell>
        </table:table-row>
        <table:table-row table:style-name="ro2">
          <table:table-cell table:style-name="ce2" office:value-type="string" calcext:value-type="string">
            <text:p>biopsi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specimen', 0.4628102627642873), (u'patient', 0.43750361526551756), (u'primary', 0.42715698785506084), (u'much', 0.426743992917274), (u'diagnose', 0.4239982438941009), (u'procedure', 0.4237263699256751), (u'may', 0.4211801554328333), (u'surgery', 0.42072852270586963), (u'one', 0.4199499265361381), (u'study', 0.4153980480424652)]</text:p>
          </table:table-cell>
        </table:table-row>
        <table:table-row table:style-name="ro2">
          <table:table-cell table:style-name="ce2" office:value-type="string" calcext:value-type="string">
            <text:p>cyclophosphamid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mg', 0.681278877959676), (u'methotrexate', 0.6702744272868105), (u'day', 0.6598863605071693), (u'iv', 0.6571707711601478), (u'kg', 0.5823047592467558), (u'gentamycin', 0.5792714862267188), (u'furosemide', 0.51271455009337), (u'administer', 0.49524334943473847), (u'letrozole', 0.4740636695831408), (u'epirubicin', 0.4432603511909991)]</text:p>
          </table:table-cell>
        </table:table-row>
        <table:table-row table:style-name="ro2">
          <table:table-cell table:style-name="ce2" office:value-type="string" calcext:value-type="string">
            <text:p>echographi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ultrasound', 0.4237212086776592), (u'digital', 0.38082030979041676), (u'utilization', 0.34685403085265054), (u'examination', 0.32670074848981384), (u'much', 0.3165592361811643), (u'mammogram', 0.3088433477155065), (u'one', 0.30752228409978255), (u'study', 0.30292749105140215), (u'gland', 0.30203515736978165), (u'mammography', 0.29299370583132417)]</text:p>
          </table:table-cell>
        </table:table-row>
        <table:table-row table:style-name="ro2">
          <table:table-cell table:style-name="ce2" office:value-type="string" calcext:value-type="string">
            <text:p>carcinom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ductal', 0.5803086781536576), (u'situ', 0.4850394362149158), (u'lobular', 0.4523564869744421), (u'carcinoma', 0.4417219122175644), (u'dcis', 0.4324083120747452), (u'infiltrate', 0.42822340386158386), (u'invasive', 0.4222609764522769), (u'intraductal', 0.36695590641278014), (u'alh', 0.36234058102726835), (u'multifocal', 0.35205398723092785)]</text:p>
          </table:table-cell>
        </table:table-row>
        <table:table-row table:style-name="ro2">
          <table:table-cell table:style-name="ce2" office:value-type="string" calcext:value-type="string">
            <text:p>placeb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versus', 0.47362194958852316), (u'exemestane', 0.4322951824079208), (u'alone', 0.4120706478824447), (u'placebo', 0.4082406019166667), (u'group', 0.4070145534583582), (u'among', 0.40579117011960597), (u'two', 0.3952914406582636), (u'cohort', 0.39160316787828053), (u'tamoxifen', 0.38254016644062894), (u'however', 0.38235703485098504)]</text:p>
          </table:table-cell>
        </table:table-row>
        <table:table-row table:style-name="ro2">
          <table:table-cell table:style-name="ce2" office:value-type="string" calcext:value-type="string">
            <text:p>anticorps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antibody', 0.41680174274483645), (u'antiphosphorylation', 0.3976149110152162), (u'antiactin', 0.36600173731339386), (u'humanised', 0.3520050635129879), (u'immunotherapy', 0.32904332014017257), (u'signet', 0.3212171983657726), (u'antihuman', 0.32043555690138165), (u'reprobed', 0.3178734841189139), (u'donkey', 0.3159368334720328), (u'also', 0.30554062303044327)]</text:p>
          </table:table-cell>
        </table:table-row>
        <table:table-row table:style-name="ro2">
          <table:table-cell table:style-name="ce2" office:value-type="string" calcext:value-type="string">
            <text:p>menopaus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young', 0.6382745835964417), (u'postmenopausal', 0.589318333546898), (u'among', 0.5784231263324935), (u'premenopausal', 0.5467869728518049), (u'parous', 0.5458652668876479), (u'chamorro', 0.5454439150124222), (u'old', 0.5395090761649994), (u'experience', 0.5162364358051159), (u'indian', 0.4920175704399985), (u'conceive', 0.4853713888029082)]</text:p>
          </table:table-cell>
        </table:table-row>
        <table:table-row table:style-name="ro2">
          <table:table-cell table:style-name="ce2" office:value-type="string" calcext:value-type="string">
            <text:p>lambeau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immediate', 0.4247291734555174), (u'autologous', 0.38898819715962507), (u'contraindicate', 0.346285531396189), (u'mind', 0.31415636101597233), (u'tram', 0.30854268416367675), (u'elect', 0.29051062173980635), (u'fat', 0.27796635481164217), (u'undermine', 0.27728429904175605), (u'tissue', 0.27463352629088283), (u'cancer', 0.25676661793996086)]</text:p>
          </table:table-cell>
        </table:table-row>
        <table:table-row table:style-name="ro2">
          <table:table-cell table:style-name="ce2" office:value-type="string" calcext:value-type="string">
            <text:p>morbidit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surgery', 0.42665965902461983), (u'long', 0.3660775863605025), (u'however', 0.35579592168558816), (u'disease', 0.3446673889660824), (u'dissection', 0.3443320075786215), (u'result', 0.34270891342989357), (u'prior', 0.3422396963154857), (u'follow', 0.3419293474387696), (u'chemotherapy', 0.33857494332761934), (u'will', 0.337037859738813)]</text:p>
          </table:table-cell>
        </table:table-row>
        <table:table-row table:style-name="ro2">
          <table:table-cell table:style-name="ce2" office:value-type="string" calcext:value-type="string">
            <text:p>marqueur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however', 0.4204215420487332), (u'although', 0.41497136824364583), (u'also', 0.4134148344071734), (u'may', 0.41066327456230595), (u'include', 0.4057573881924258), (u'study', 0.4028670905561611), (u'relate', 0.40269057774093986), (u'development', 0.3974806356170414), (u'early', 0.39639744583969305), (u'increase', 0.39604086807987793)]</text:p>
          </table:table-cell>
        </table:table-row>
        <table:table-row table:style-name="ro2">
          <table:table-cell table:style-name="ce2" office:value-type="string" calcext:value-type="string">
            <text:p>adn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line', 0.5098933720457121), (u'epithelial', 0.5091332288693629), (u'nk', 0.5015635159638867), (u'transform', 0.4987928993151431), (u'endothelial', 0.49635010955839765), (u'transfected', 0.4948712566029428), (u'proliferation', 0.49026435603142204), (u'cultured', 0.4900573962638325), (u'adhesion', 0.4886974798225761), (u'apoptotic', 0.4832469439120775)]</text:p>
          </table:table-cell>
        </table:table-row>
        <table:table-row table:style-name="ro2">
          <table:table-cell table:style-name="ce2" office:value-type="string" calcext:value-type="string">
            <text:p>mutation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mutation', 0.556703950333747), (u'among', 0.5023518156029267), (u'polymorphism', 0.4977207595306873), (u'identify', 0.4842041215188211), (u'indian', 0.458865827508914), (u'alteration', 0.4584576689986519), (u'partner', 0.4512992116299754), (u'susceptibility', 0.4431096273949517), (u'premenopausal', 0.4428743448493054), (u'many', 0.44089557714577754)]</text:p>
          </table:table-cell>
        </table:table-row>
        <table:table-row table:style-name="ro2">
          <table:table-cell table:style-name="ce2" office:value-type="string" calcext:value-type="string">
            <text:p>drainag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internal', 0.46236753025576355), (u'gland', 0.45216655131417816), (u'chain', 0.42872371298020306), (u'basin', 0.33783550425710746), (u'drainage', 0.3319246606091427), (u'microscopical', 0.3317096043082124), (u'duct', 0.29982785318635014), (u'surgery', 0.2923371408763876), (u'one', 0.28841629367212407), (u'graft', 0.28694968391634934)]</text:p>
          </table:table-cell>
        </table:table-row>
        <table:table-row table:style-name="ro2">
          <table:table-cell table:style-name="ce2" office:value-type="string" calcext:value-type="string">
            <text:p>exemesta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lone', 0.4222937515679694), (u'exemestane', 0.39344016009344596), (u'efficacy', 0.36263211892234004), (u'trial', 0.35893433094861), (u'cohort', 0.3507878009215434), (u'retrospective', 0.3449785593361648), (u'aim', 0.34225156620066727), (u'publish', 0.3364433225316696), (u'anastrozole', 0.3332085462279998), (u'chemotherapy', 0.3307570612871457)]</text:p>
          </table:table-cell>
        </table:table-row>
        <table:table-row table:style-name="ro2">
          <table:table-cell table:style-name="ce2" office:value-type="string" calcext:value-type="string">
            <text:p>pronostiqu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prognostic', 0.7736268528283138), (u'perinatal', 0.6573527562819647), (u'transcription', 0.5808841143603761), (u'influence', 0.5442536475280801), (u'anthropometric', 0.5383501477211117), (u'dietary', 0.5215781614506568), (u'growth', 0.504203363641112), (u'proangiogenic', 0.4913626421196186), (u'several', 0.4906061399220546), (u'modifiable', 0.47587942698388597)]</text:p>
          </table:table-cell>
        </table:table-row>
        <table:table-row table:style-name="ro2">
          <table:table-cell table:style-name="ce2" office:value-type="string" calcext:value-type="string">
            <text:p>monotherapi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receive', 0.46474405356183457), (u'cohort', 0.4511084399048509), (u'enrolled', 0.45018876690212417), (u'another', 0.4374915696174023), (u'report', 0.4213325275988208), (u'retrospective', 0.4208089311211677), (u'find', 0.4187764630143382), (u'two', 0.4155998602342063), (u'elderly', 0.414231977145074), (u'five', 0.41390101550635594)]</text:p>
          </table:table-cell>
        </table:table-row>
        <table:table-row table:style-name="ro2">
          <table:table-cell table:style-name="ce2" office:value-type="string" calcext:value-type="string">
            <text:p>kinas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kinase', 0.6241352772403203), (u'ptk', 0.45600987675852006), (u'src', 0.40533700747704887), (u'egfr', 0.39195020943016984), (u'transmembrane', 0.38269073761657746), (u'doublet', 0.3810654763684504), (u'estrogenic', 0.35267182537718517), (u'pkc', 0.34362398914226083), (u'caspase', 0.34351003780341394), (u'antioxidant', 0.3396533773491033)]</text:p>
          </table:table-cell>
        </table:table-row>
        <table:table-row table:style-name="ro2">
          <table:table-cell table:style-name="ce2" office:value-type="string" calcext:value-type="string">
            <text:p>doxorubici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week', 0.38991380762214894), (u'nontreated', 0.3402630864287843), (u'day', 0.3068996015650403), (u'diagonal', 0.2925689310756514), (u'methotrexate', 0.28823116386534825), (u'dot', 0.28701729277663973), (u'controldmdm', 0.28632875079853704), (u'mg', 0.2835538282935571), (u'administer', 0.28001831911741093), (u'kg', 0.2774972034800534)]</text:p>
          </table:table-cell>
        </table:table-row>
        <table:table-row table:style-name="ro2">
          <table:table-cell table:style-name="ce2" office:value-type="string" calcext:value-type="string">
            <text:p>epirubici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administer', 0.5302624782838936), (u'neoadjuvant', 0.5119565845509216), (u'receive', 0.5094311692186175), (u'day', 0.49785558461287555), (u'mg', 0.48407242444447324), (u'chemotherapy', 0.47568520145106336), (u'radiotherapy', 0.4676049641344257), (u'methotrexate', 0.46585164519197925), (u'letrozole', 0.4466181547416794), (u'iv', 0.44250845927846155)]</text:p>
          </table:table-cell>
        </table:table-row>
        <table:table-row table:style-name="ro2">
          <table:table-cell table:style-name="ce2" office:value-type="string" calcext:value-type="string">
            <text:p>pathologi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development', 0.5184981838381182), (u'risk', 0.5134463855551655), (u'woman', 0.5089469076158977), (u'may', 0.4962288856118414), (u'patient', 0.49532193444672595), (u'however', 0.4937106623433098), (u'diagnosis', 0.48818597945235925), (u'early', 0.4858374593059493), (u'associate', 0.4837585170783548), (u'study', 0.48118695682993035)]</text:p>
          </table:table-cell>
        </table:table-row>
        <table:table-row table:style-name="ro2">
          <table:table-cell table:style-name="ce2" office:value-type="string" calcext:value-type="string">
            <text:p>mortalit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ovarian', 0.764993848416265), (u'risk', 0.7459791687057014), (u'mortality', 0.7154685777586548), (u'early', 0.7005093036106625), (u'breast', 0.7001008254118074), (u'diagnosis', 0.6973699769988914), (u'indian', 0.6939539413060638), (u'diagnose', 0.6795968242165461), (u'incidence', 0.6789542625105375), (u'survivor', 0.6687772200555939)]</text:p>
          </table:table-cell>
        </table:table-row>
        <table:table-row table:style-name="ro2">
          <table:table-cell table:style-name="ce2" office:value-type="string" calcext:value-type="string">
            <text:p>anomali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testing', 0.5063689925412078), (u'susceptibility', 0.4351331592530885), (u'much', 0.4209143471977019), (u'may', 0.4158919104110502), (u'study', 0.41054917146498526), (u'however', 0.4057507093162328), (u'also', 0.40153386765141175), (u'one', 0.4013152371856747), (u'relate', 0.40108972087292516), (u'identify', 0.3983186550921222)]</text:p>
          </table:table-cell>
        </table:table-row>
        <table:table-row table:style-name="ro2">
          <table:table-cell table:style-name="ce2" office:value-type="string" calcext:value-type="string">
            <text:p>symptom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outcome', 0.3879329389304374), (u'disease', 0.3721296255825839), (u'study', 0.36647734764183054), (u'result', 0.3635095535436069), (u'however', 0.3526788415348069), (u'also', 0.3437127492013918), (u'much', 0.3426860961077717), (u'one', 0.3421913992679429), (u'already', 0.3391234949310838), (u'consider', 0.3370169358997642)]</text:p>
          </table:table-cell>
        </table:table-row>
        <table:table-row table:style-name="ro2">
          <table:table-cell table:style-name="ce2" office:value-type="string" calcext:value-type="string">
            <text:p>resistanc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adjuvant', 0.46647568121350386), (u'neoadjuvant', 0.4424191455322682), (u'combination', 0.4423899738396849), (u'endocrine', 0.44208918936365055), (u'targeted', 0.3951571964014745), (u'hormone', 0.3857590343144478), (u'efficacy', 0.3819402257988466), (u'drug', 0.370434330770796), (u'result', 0.369328174565722), (u'regimen', 0.36688886448221475)]</text:p>
          </table:table-cell>
        </table:table-row>
        <table:table-row table:style-name="ro2">
          <table:table-cell table:style-name="ce2" office:value-type="string" calcext:value-type="string">
            <text:p>apoptos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apoptosis', 0.38585748077581544), (u'locale', 0.3791070286587586), (u'soh', 0.3725664566147919), (u'transformation', 0.3618810585618774), (u'manner', 0.35782980690709454), (u'proliferation', 0.35703385419324174), (u'stimulator', 0.3482376342829714), (u'inhibit', 0.3443227266394595), (u'lead', 0.3418752713505723), (u'also', 0.34168647558251364)]</text:p>
          </table:table-cell>
        </table:table-row>
        <table:table-row table:style-name="ro2">
          <table:table-cell table:style-name="ce2" office:value-type="string" calcext:value-type="string">
            <text:p>clinicie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(u'need', 0.33509499123461506), (u'seek', 0.32368053366125576), (u'source', 0.2983504306429933), (u'desire', 0.2877495401209421), (u'want', 0.2845232013566919), (u'sexuality', 0.25879648389109006), (u'leaflet', 0.2568277252291532), (u'physician', 0.25520899900156485), (u'information', 0.2528751252540664), (u'utilised', 0.24833446225530678)]</text:p>
          </table:table-cell>
        </table:table-row>
        <table:table-row table:style-name="ro2">
          <table:table-cell table:style-name="ce2" office:value-type="string" calcext:value-type="string">
            <text:p>alteration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also', 0.5109172905561808), (u'mutation', 0.4674343019352189), (u'increase', 0.45756042770644983), (u'expression', 0.45674528673443765), (u'decrease', 0.45649395108977636), (u'suggest', 0.44919732380151633), (u'however', 0.4428814217549449), (u'result', 0.44171194735251523), (u'observe', 0.44125842911031027), (u'show', 0.43886619223780304)]</text:p>
          </table:table-cell>
        </table:table-row>
        <table:table-row table:style-name="ro2">
          <table:table-cell table:style-name="ce2" office:value-type="string" calcext:value-type="string">
            <text:p>aissell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however', 0.47466202708221383), (u'patient', 0.47344836543805185), (u'include', 0.4569134567297311), (u'outcome', 0.45170811162165636), (u'study', 0.4512899302957052), (u'still', 0.44999930611909333), (u'many', 0.44212548270489294), (u'disease', 0.4410610131257199), (u'report', 0.4362210242719797), (u'treatment', 0.43518950498887826)]</text:p>
          </table:table-cell>
        </table:table-row>
        <table:table-row table:style-name="ro2">
          <table:table-cell table:style-name="ce2" office:value-type="string" calcext:value-type="string">
            <text:p>proliferation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proliferation', 0.4168786247284397), (u'soh', 0.4118309905390113), (u'locale', 0.4106686378494131), (u'origin', 0.402397910022082), (u'apoptosis', 0.38154608022615155), (u'leukemic', 0.36845283152395125), (u'manner', 0.3565718885336944), (u'growth', 0.3552338121814725), (u'induce', 0.3528155790820419), (u'suggest', 0.3467242442243856)]</text:p>
          </table:table-cell>
        </table:table-row>
        <table:table-row table:style-name="ro2">
          <table:table-cell table:style-name="ce2" office:value-type="string" calcext:value-type="string">
            <text:p>adriamyci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neoadjuvant', 0.5099450643138906), (u'adjuvant', 0.41516175293476676), (u'completion', 0.4024025576822342), (u'regimen', 0.3632129871528668), (u'prior', 0.34959696079123254), (u'administer', 0.3397326023890418), (u'efficacy', 0.3117186348296409), (u'radiotherapy', 0.3113454756824295), (u'endocrine', 0.3104986823587463), (u'inflammation', 0.2999306023549415)]</text:p>
          </table:table-cell>
        </table:table-row>
        <table:table-row table:style-name="ro2">
          <table:table-cell table:style-name="ce2" office:value-type="string" calcext:value-type="string">
            <text:p>oncologu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general', 0.41833650452057414), (u'plausibility', 0.3711411668300279), (u'office', 0.3634170221511741), (u'plastic', 0.3398482360504255), (u'oncologist', 0.3153973705914492), (u'consultation', 0.29923055436035373), (u'radiologist', 0.29130423145258894), (u'pathologist', 0.2557758981424014), (u'clarification', 0.24732579278837863), (u'united', 0.2386922755140475)]</text:p>
          </table:table-cell>
        </table:table-row>
        <table:table-row table:style-name="ro2">
          <table:table-cell table:style-name="ce2" office:value-type="string" calcext:value-type="string">
            <text:p>scintigraphi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marrow', 0.6451147545284286), (u'resorption', 0.5754023867561205), (u'scintigraphy', 0.5523366519085664), (u'abdominal', 0.5389965039382377), (u'turnover', 0.5181980913803794), (u'carcinosis', 0.49000338510454794), (u'microenvironment', 0.4414308385154836), (u'radiograph', 0.4219404587067838), (u'recipients', 0.41074317131437565), (u'osteomyelitis', 0.4047883843740877)]</text:p>
          </table:table-cell>
        </table:table-row>
        <table:table-row table:style-name="ro2">
          <table:table-cell table:style-name="ce2" office:value-type="string" calcext:value-type="string">
            <text:p>locus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centromere', 0.31660757678337376), (u'homologue', 0.31517918927904287), (u'translocation', 0.28667526650642894), (u'submicroscopic', 0.28638232853838763), (u'unstimulated', 0.23108527185225816), (u'chromosome', 0.21539503933183837), (u'jakubowska', 0.2080809446688115), (u'anna', 0.2080809446688115), (u'circulate', 0.20001567484376884), (u'cortisol', 0.19662281372272544)]</text:p>
          </table:table-cell>
        </table:table-row>
        <table:table-row table:style-name="ro2">
          <table:table-cell table:style-name="ce2" office:value-type="string" calcext:value-type="string">
            <text:p>cardiotoxicit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benefit', 0.4017445480359642), (u'month', 0.3847020053850443), (u'factor', 0.37926334042799975), (u'option', 0.3737699152215568), (u'disease', 0.36811762629755823), (u'outcome', 0.3657552357894651), (u'assessment', 0.3567084964775496), (u'overall', 0.35300284825373746), (u'relapse', 0.35273384009177566), (u'include', 0.35188573739563483)]</text:p>
          </table:table-cell>
        </table:table-row>
        <table:table-row table:style-name="ro2">
          <table:table-cell table:style-name="ce2" office:value-type="string" calcext:value-type="string">
            <text:p>tamoxife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chemotherapy', 0.5449758922050076), (u'treatment', 0.5309234190033004), (u'therapy', 0.5070435052521763), (u'however', 0.48663020193570977), (u'patient', 0.48323580456791004), (u'study', 0.4787244364317874), (u'radiotherapy', 0.4736466276859339), (u'much', 0.46807179370787955), (u'although', 0.46358259206104957), (u'group', 0.4631731011597108)]</text:p>
          </table:table-cell>
        </table:table-row>
        <table:table-row table:style-name="ro2">
          <table:table-cell table:style-name="ce2" office:value-type="string" calcext:value-type="string">
            <text:p>radiologu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cancer', 0.39308358001847105), (u'contralateral', 0.36324909698155555), (u'development', 0.355843215533604), (u'risk', 0.35562587143911345), (u'patient', 0.34934242938468973), (u'may', 0.3442097893812951), (u'conservation', 0.34402467382607793), (u'associate', 0.33093136431922177), (u'tissue', 0.3303557974045769), (u'will', 0.32821284975430004)]</text:p>
          </table:table-cell>
        </table:table-row>
        <table:table-row table:style-name="ro2">
          <table:table-cell table:style-name="ce2" office:value-type="string" calcext:value-type="string">
            <text:p>exemestan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(u'alone', 0.4222937515679694), (u'exemestane', 0.39344016009344596), (u'efficacy', 0.36263211892234004), (u'trial', 0.35893433094861), (u'cohort', 0.3507878009215434), (u'retrospective', 0.3449785593361648), (u'aim', 0.34225156620066727), (u'publish', 0.3364433225316696), (u'anastrozole', 0.3332085462279998), (u'chemotherapy', 0.3307570612871457)]</text:p>
          </table:table-cell>
        </table:table-row>
        <table:table-row table:style-name="ro2">
          <table:table-cell table:style-name="ce2" office:value-type="string" calcext:value-type="string">
            <text:p>fibros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liver', 0.3849161487965562), (u'decrease', 0.3655975922531443), (u'significantly', 0.3594558904925484), (u'overall', 0.35106837728183643), (u'observe', 0.34292365155201093), (u'increase', 0.3380845035501166), (u'however', 0.3313210156713566), (u'also', 0.3292437901202956), (u'associate', 0.3286739728965268), (u'result', 0.3279858076835161)]</text:p>
          </table:table-cell>
        </table:table-row>
        <table:table-row table:style-name="ro2">
          <table:table-cell table:style-name="ce2" office:value-type="string" calcext:value-type="string">
            <text:p>therapi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potential', 0.35089212835956946), (u'breast', 0.34412990201381427), (u'also', 0.3427444525462048), (u'although', 0.34186738215214024), (u'chemoprevention', 0.34098908290516294), (u'include', 0.3398341554377626), (u'however', 0.33711780835724137), (u'may', 0.33393689739090376), (u'study', 0.3303213156774398), (u'identify', 0.3297837726118414)]</text:p>
          </table:table-cell>
        </table:table-row>
        <table:table-row table:style-name="ro2">
          <table:table-cell table:style-name="ce2" office:value-type="string" calcext:value-type="string">
            <text:p>ablation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dissemination', 0.2467583548004083), (u'differentiation', 0.24397348299756502), (u'addition', 0.24324376265683165), (u'excise', 0.23927522027661063), (u'tumor', 0.2364603035192166), (u'detect', 0.23524901729339728), (u'progression', 0.23498885418012772), (u'mg', 0.23485220016342537), (u'far', 0.2346494857538193), (u'observe', 0.2346336821738273)]</text:p>
          </table:table-cell>
        </table:table-row>
        <table:table-row table:style-name="ro2">
          <table:table-cell table:style-name="ce2" office:value-type="string" calcext:value-type="string">
            <text:p>randomisation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trial', 0.3092927018827716), (u'table', 0.30325918121035483), (u'two', 0.29019008305423305), (u'adjuvant', 0.28852209979573173), (u'disease', 0.2860605432924488), (u'efficacy', 0.28159263338649443), (u'result', 0.27674539737090076), (u'give', 0.2748595774942056), (u'treatment', 0.2709340664027009), (u'comparison', 0.27021231948302094)]</text:p>
          </table:table-cell>
        </table:table-row>
        <table:table-row table:style-name="ro2">
          <table:table-cell table:style-name="ce2" office:value-type="string" calcext:value-type="string">
            <text:p>osteoporos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fracture', 0.5092246527259395), (u'factor', 0.4525159035906568), (u'increase', 0.44993630766058007), (u'option', 0.4243787246897507), (u'lifetime', 0.41047188614487723), (u'assessment', 0.4081591039972449), (u'potential', 0.403206519551233), (u'may', 0.40014969184833404), (u'combination', 0.3997656523366639), (u'decrease', 0.39645698112326105)]</text:p>
          </table:table-cell>
        </table:table-row>
        <table:table-row table:style-name="ro2">
          <table:table-cell table:style-name="ce2" office:value-type="string" calcext:value-type="string">
            <text:p>guerison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preinvasive', 0.3094328479114103), (u'month', 0.3073902016878223), (u'also', 0.28140309074697145), (u'furthermore', 0.27116234654536975), (u'due', 0.269016769876801), (u'progression', 0.2688227580604769), (u'observe', 0.2683840499828577), (u'lead', 0.26714562894072114), (u'ilr', 0.26457982910316513), (u'result', 0.26122253721931826)]</text:p>
          </table:table-cell>
        </table:table-row>
        <table:table-row table:style-name="ro2">
          <table:table-cell table:style-name="ce2" office:value-type="string" calcext:value-type="string">
            <text:p>anxiete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string" calcext:value-type="string">
            <text:p>(u'anxiety', 0.38321887123211906), (u'result', 0.3636668409689316), (u'individual', 0.36303642736745045), (u'quality', 0.36280842100859634), (u'however', 0.3626605625701529), (u'much', 0.35705100024773256), (u'concern', 0.3555951104809442), (u'outcome', 0.3549793406056261), (u'also', 0.3531762746093073), (u'find', 0.3503894949530075)]</text:p>
          </table:table-cell>
        </table:table-row>
        <table:table-row table:style-name="ro2">
          <table:table-cell table:style-name="ce2" office:value-type="string" calcext:value-type="string">
            <text:p>carcinogenes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gland', 0.6006061555081177), (u'internal', 0.5248985348196166), (u'microscopical', 0.44906691960444145), (u'mxt', 0.38355838451713686), (u'duct', 0.350560000807374), (u'graft', 0.3200484870273863), (u'chain', 0.3173493799461879), (u'penetrance', 0.306501767502356), (u'committed', 0.2958596525551873), (u'progenitors', 0.28544567194039533)]</text:p>
          </table:table-cell>
        </table:table-row>
        <table:table-row table:style-name="ro2">
          <table:table-cell table:style-name="ce2" office:value-type="string" calcext:value-type="string">
            <text:p>letrozol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alone', 0.47846540576037183), (u'efficacy', 0.4127843486918371), (u'anastrozole', 0.3774485752122515), (u'ie', 0.37704792741888665), (u'tamoxifen', 0.3728216313924733), (u'versus', 0.36045721604502745), (u'atac', 0.34839535551061), (u'exemestane', 0.346914626244577), (u'arimidex', 0.3431951726744379), (u'totalb', 0.3389843606773929)]</text:p>
          </table:table-cell>
        </table:table-row>
        <table:table-row table:style-name="ro2">
          <table:table-cell table:style-name="ce2" office:value-type="string" calcext:value-type="string">
            <text:p>carcinogene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string" calcext:value-type="string">
            <text:p>(u'gland', 0.359245902376506), (u'growth', 0.3179807179598051), (u'internal', 0.29494245261966373), (u'ra', 0.29074420746701485), (u'lactate', 0.28880805938196075), (u'culture', 0.2655854006033545), (u'proliferation', 0.26363203466598983), (u'differentiation', 0.2605720490049106), (u'condition', 0.2583087164856477), (u'grow', 0.25782580590352233)]</text:p>
          </table:table-cell>
        </table:table-row>
        <table:table-row table:style-name="ro2">
          <table:table-cell/>
          <table:table-cell table:style-name="ce7" table:formula="of:=SUM([.B2:.B86])*100/85" office:value-type="float" office:value="28.2352941176471" calcext:value-type="float">
            <text:p>28,2353</text:p>
          </table:table-cell>
          <table:table-cell table:style-name="ce9" table:formula="of:=SUM([.C2:.C86])*100/85" office:value-type="float" office:value="42.3529411764706" calcext:value-type="float">
            <text:p>42,3529</text:p>
          </table:table-cell>
          <table:table-cell table:style-name="ce9" table:formula="of:=SUM([.D2:.D86])*100/85" office:value-type="float" office:value="43.5294117647059" calcext:value-type="float">
            <text:p>43,5294</text:p>
          </table:table-cell>
          <table:table-cell table:style-name="ce10" table:formula="of:=SUM([.E2:.E86])*100/85" office:value-type="float" office:value="57.6470588235294" calcext:value-type="float">
            <text:p>57,6471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style-name="ce8"/>
          <table:table-cell table:number-columns-repeated="4"/>
        </table:table-row>
        <table:table-row table:style-name="ro2">
          <table:table-cell table:style-name="ce3" office:value-type="string" calcext:value-type="string">
            <text:p><text:s/></text:p>
          </table:table-cell>
          <table:table-cell table:style-name="ce8"/>
          <table:table-cell table:number-columns-repeated="4"/>
        </table:table-row>
        <table:table-row table:style-name="ro2" table:number-rows-repeated="9">
          <table:table-cell table:style-name="ce3"/>
          <table:table-cell table:style-name="ce8"/>
          <table:table-cell table:number-columns-repeated="4"/>
        </table:table-row>
        <table:table-row table:style-name="ro2" table:number-rows-repeated="104847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ne Marie</meta:initial-creator>
    <meta:creation-date>2014-11-30T13:55:49.096874856</meta:creation-date>
    <dc:date>2014-11-30T15:29:03.051311539</dc:date>
    <dc:creator>Coraline Marie</dc:creator>
    <meta:editing-duration>PT14M51S</meta:editing-duration>
    <meta:editing-cycles>2</meta:editing-cycles>
    <meta:generator>LibreOffice/4.2.7.2$Linux_X86_64 LibreOffice_project/420m0$Build-2</meta:generator>
    <meta:document-statistic meta:table-count="1" meta:cell-count="519" meta:object-count="0"/>
  </office:meta>
</office:document-meta>
</file>